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3caa" officeooo:paragraph-rsid="000e3caa"/>
    </style:style>
    <style:style style:name="P2" style:family="paragraph" style:parent-style-name="Standard">
      <style:text-properties officeooo:rsid="000e3caa" officeooo:paragraph-rsid="000e3caa"/>
    </style:style>
    <style:style style:name="P3" style:family="paragraph" style:parent-style-name="Standard">
      <style:text-properties officeooo:rsid="0010c576" officeooo:paragraph-rsid="0010c576"/>
    </style:style>
    <style:style style:name="P4" style:family="paragraph" style:parent-style-name="Standard">
      <style:text-properties officeooo:rsid="00129719" officeooo:paragraph-rsid="00129719"/>
    </style:style>
    <style:style style:name="T1" style:family="text">
      <style:text-properties officeooo:rsid="000fc9a7"/>
    </style:style>
    <style:style style:name="T2" style:family="text">
      <style:text-properties officeooo:rsid="0010f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s para apresentação:</text:p>
      <text:p text:style-name="P1">1.2 → Neurônio Biológico exemplo de funcionamento; O elemento principal de uma rede neural biológica, o neurônio e uma célula <text:s/>presente no sistema nervoso que possui raízes <text:span text:style-name="T1">(</text:span>ramificações<text:span text:style-name="T1">)</text:span> que recebem sinais de outros neurônios através de terminações sinápticas ou de uma célula foto sensível <text:s/>por exemplo uma célula da retina que transforma essa percepção de calor, luz em sinais eletroquímicos eles são absorvidos ate que se atinja <text:span text:style-name="T1">um <text:s/>limiar de ativação </text:span>que projeta uma descarga de potencial por meio do axônio e <text:span text:style-name="T1">repassado</text:span> para outro neurônio ou <text:span text:style-name="T1">músculo</text:span> gerando uma contação muscular <text:span text:style-name="T1">esse neurônio e interligado a vários outros formando uma rede que possui em media 86 bilhões de outros neurônio com alto gral de paralelismo.</text:span></text:p>
      <text:p text:style-name="P1"><text:a xlink:type="simple" xlink:href="https://www.gsigma.ufsc.br/~popov/aulas/rna/uteis/RNA_material_apoio.pdf" text:style-name="Internet_20_link" text:visited-style-name="Visited_20_Internet_20_Link">https://www.gsigma.ufsc.br/~popov/aulas/rna/uteis/RNA_material_apoio.pdf</text:a></text:p>
      <text:p text:style-name="P1"><text:a xlink:type="simple" xlink:href="http://www2.decom.ufop.br/imobilis/wp-content/uploads/2012/06/01_Introdução-a-Redes-Neurais-Artificiais.pdf" text:style-name="Internet_20_link" text:visited-style-name="Visited_20_Internet_20_Link">http://www2.decom.ufop.br/imobilis/wp-content/uploads/2012/06/01_Introdu%C3%A7%C3%A3o-a-Redes-Neurais-Artificiais.pdf</text:a></text:p>
      <text:p text:style-name="P1"><text:a xlink:type="simple" xlink:href="https://www.feis.unesp.br/Home/departamentos/engenhariaeletrica/pos-graduacao/apostila-redes-neurais-anna-diva_minussi.pdf" text:style-name="Internet_20_link" text:visited-style-name="Visited_20_Internet_20_Link">https://www.feis.unesp.br/Home/departamentos/engenhariaeletrica/pos-graduacao/apostila-redes-neurais-anna-diva_minussi.pdf</text:a></text:p>
      <text:p text:style-name="P1"/>
      <text:p text:style-name="P3">1.3 → neurônio artificia <text:span text:style-name="T2">o neurônio matemático e inspirado na estrutura do biológico o modelo mais bem aceito e usado ate os dias de hoje foi o proposto por warren McCulloch &amp; Pitts (1943) , seu funcionamento consistem em entradas e cada uma possui um peso em que são multiplicadas os valores são somados o resultado o resultado e subtraído por um limiar de ativação (Trheshold) caso esse valor seja satisfeito (seja maior ou igual a 0) o resultado e encaminhado por uma função de ativação gerando a resposta do neurônio.</text:span></text:p>
      <text:p text:style-name="P3"/>
      <text:p text:style-name="P4">Exercicio 3 cap1 → como foi dito o neurônio artificial foi inspirado na estrutura do biológico então podemos ver algumas partes que desempenham o mesmo papel como por exemplo os ninais eletroquímicos captado pelos detritos são as entradas do artificial <text:s/>os pesos são as nossas memorais o linear de ativação são em ambos desempenham o mesmo papel e a função de ativação seria o axôni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17:05:57.889942580</meta:creation-date>
    <dc:date>2021-01-09T23:08:21.476120371</dc:date>
    <meta:editing-duration>PT12H18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78" meta:character-count="1970" meta:non-whitespace-character-count="1694"/>
  </office:meta>
</office:document-meta>
</file>